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start="" draw:marker-end="Line_20_Arrow" draw:marker-end-width="0.3cm" draw:textarea-horizontal-align="center" draw:textarea-vertical-align="middle" draw:shadow-offset-x="0.305cm" draw:shadow-offset-y="0.30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Line_20_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fo:language="en" fo:country="US" style:font-size-asian="24pt" style:font-size-complex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language="en" fo:country="US"/>
    </style:style>
    <style:style style:name="T4" style:family="text">
      <style:text-properties fo:language="fr" fo:country="F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4.445cm" svg:height="2.54cm" svg:x="2.905cm" svg:y="3.54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4.445cm" svg:height="2.54cm" svg:x="14.335cm" svg:y="3.54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10" draw:layer="layout" svg:width="0.635cm" svg:height="1.27cm" svg:x="16.24cm" svg:y="20.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7" draw:layer="layout" svg:width="0.635cm" svg:height="1.27cm" svg:x="4.81cm" svg:y="20.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0.635cm" svg:height="1.27cm" svg:x="4.81cm" svg:y="1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9" draw:layer="layout" svg:width="0.634cm" svg:height="1.27cm" svg:x="16.241cm" svg:y="1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8" draw:layer="layout" svg:width="0.635cm" svg:height="1.27cm" svg:x="16.24cm" svg:y="10.5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4" draw:layer="layout" svg:width="0.635cm" svg:height="1.27cm" svg:x="16.24cm" svg:y="7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0.635cm" svg:height="1.27cm" svg:x="4.81cm" svg:y="7.35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127cm" svg:y1="6.08cm" svg:x2="5.127cm" svg:y2="7.35cm" draw:start-shape="id1" draw:start-glue-point="2" draw:end-shape="id2" draw:end-glue-point="0" svg:d="m5127 6080v1270">
          <text:p/>
        </draw:connector>
        <draw:connector draw:style-name="gr3" draw:text-style-name="P1" draw:layer="layout" draw:type="line" svg:x1="16.557cm" svg:y1="6.08cm" svg:x2="16.557cm" svg:y2="7.35cm" draw:start-shape="id3" draw:start-glue-point="2" draw:end-shape="id4" draw:end-glue-point="0" svg:d="m16557 6080v1270">
          <text:p/>
        </draw:connector>
        <draw:custom-shape draw:style-name="gr2" draw:text-style-name="P1" draw:id="id5" draw:layer="layout" svg:width="0.635cm" svg:height="1.27cm" svg:x="4.81cm" svg:y="10.525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127cm" svg:y1="8.62cm" svg:x2="5.127cm" svg:y2="10.525cm" draw:start-shape="id2" draw:start-glue-point="2" draw:end-shape="id5" draw:end-glue-point="0" svg:d="m5127 8620v1905">
          <text:p/>
        </draw:connector>
        <draw:connector draw:style-name="gr3" draw:text-style-name="P1" draw:layer="layout" draw:type="line" svg:x1="5.127cm" svg:y1="11.795cm" svg:x2="5.127cm" svg:y2="13.7cm" draw:start-shape="id5" draw:start-glue-point="2" draw:end-shape="id6" draw:end-glue-point="0" svg:d="m5127 11795v1905">
          <text:p/>
        </draw:connector>
        <draw:connector draw:style-name="gr3" draw:text-style-name="P1" draw:layer="layout" draw:type="line" svg:x1="5.127cm" svg:y1="14.97cm" svg:x2="5.127cm" svg:y2="20.05cm" draw:start-shape="id6" draw:start-glue-point="2" draw:end-shape="id7" draw:end-glue-point="0" svg:d="m5127 14970v5080">
          <text:p/>
        </draw:connector>
        <draw:connector draw:style-name="gr3" draw:text-style-name="P1" draw:layer="layout" draw:type="line" svg:x1="16.557cm" svg:y1="8.62cm" svg:x2="16.557cm" svg:y2="10.525cm" draw:start-shape="id4" draw:start-glue-point="2" draw:end-shape="id8" draw:end-glue-point="0" svg:d="m16557 8620v1905">
          <text:p/>
        </draw:connector>
        <draw:connector draw:style-name="gr3" draw:text-style-name="P1" draw:layer="layout" draw:type="line" svg:x1="16.557cm" svg:y1="11.795cm" svg:x2="16.558cm" svg:y2="13.7cm" draw:start-shape="id8" draw:start-glue-point="2" draw:end-shape="id9" draw:end-glue-point="0" svg:d="m16557 11795 1 1905">
          <text:p/>
        </draw:connector>
        <draw:connector draw:style-name="gr3" draw:text-style-name="P1" draw:layer="layout" draw:type="line" svg:x1="16.558cm" svg:y1="14.97cm" svg:x2="16.557cm" svg:y2="20.05cm" draw:start-shape="id9" draw:start-glue-point="2" draw:end-shape="id10" draw:end-glue-point="0" svg:d="m16558 14970-1 5080">
          <text:p/>
        </draw:connector>
        <draw:connector draw:style-name="gr4" draw:text-style-name="P1" draw:layer="layout" draw:type="line" svg:x1="5.445cm" svg:y1="7.985cm" svg:x2="16.24cm" svg:y2="7.985cm" draw:start-shape="id2" draw:start-glue-point="1" draw:end-shape="id4" draw:end-glue-point="3" svg:d="m5445 7985h10795">
          <text:p/>
        </draw:connector>
        <draw:connector draw:style-name="gr5" draw:text-style-name="P1" draw:layer="layout" draw:type="line" svg:x1="16.24cm" svg:y1="11.16cm" svg:x2="5.445cm" svg:y2="11.16cm" draw:start-shape="id8" draw:start-glue-point="3" draw:end-shape="id5" draw:end-glue-point="1" svg:d="m16240 11160h-10795">
          <text:p/>
        </draw:connector>
        <draw:connector draw:style-name="gr5" draw:text-style-name="P1" draw:layer="layout" draw:type="line" svg:x1="5.445cm" svg:y1="14.335cm" svg:x2="16.241cm" svg:y2="14.335cm" draw:start-shape="id6" draw:start-glue-point="1" draw:end-shape="id9" draw:end-glue-point="3" svg:d="m5445 14335h10796">
          <text:p/>
        </draw:connector>
        <draw:connector draw:style-name="gr6" draw:text-style-name="P1" draw:layer="layout" draw:type="line" svg:x1="5.445cm" svg:y1="20.685cm" svg:x2="16.24cm" svg:y2="20.685cm" draw:start-shape="id7" draw:start-glue-point="1" draw:end-shape="id10" draw:end-glue-point="3" svg:d="m5445 20685h10795">
          <text:p/>
        </draw:connector>
        <draw:frame draw:style-name="gr7" draw:text-style-name="P3" draw:layer="layout" svg:width="4.884cm" svg:height="1.195cm" svg:x="8.62cm" svg:y="6.79cm">
          <draw:text-box>
            <text:p><text:span text:style-name="T2">Start </text:span><text:span text:style-name="T1">server</text:span></text:p>
          </draw:text-box>
        </draw:frame>
        <draw:frame draw:style-name="gr7" draw:text-style-name="P3" draw:layer="layout" svg:width="6.987cm" svg:height="1.195cm" svg:x="7.348cm" svg:y="19.415cm">
          <draw:text-box>
            <text:p><text:span text:style-name="T2">Close connection</text:span></text:p>
          </draw:text-box>
        </draw:frame>
        <draw:frame draw:style-name="gr7" draw:text-style-name="P3" draw:layer="layout" svg:width="7.351cm" svg:height="1.195cm" svg:x="7.618cm" svg:y="13.14cm">
          <draw:text-box>
            <text:p><text:span text:style-name="T2">UDP </text:span><text:span text:style-name="T1">user</text:span><text:span text:style-name="T2"> </text:span><text:span text:style-name="T1">controls</text:span></text:p>
          </draw:text-box>
        </draw:frame>
        <draw:frame draw:style-name="gr7" draw:text-style-name="P3" draw:layer="layout" svg:width="7.242cm" svg:height="1.195cm" svg:x="7.35cm" svg:y="9.89cm">
          <draw:text-box>
            <text:p><text:span text:style-name="T2">RTP video </text:span><text:span text:style-name="T1">stream</text:span></text:p>
          </draw:text-box>
        </draw:frame>
        <draw:custom-shape draw:style-name="gr1" draw:text-style-name="P1" draw:layer="layout" svg:width="6.35cm" svg:height="3.81cm" svg:x="7.985cm" svg:y="14.97cm">
          <text:p text:style-name="P1"><text:span text:style-name="T3">Game is playable </text:span></text:p>
          <text:p text:style-name="P1"><text:span text:style-name="T4">until client is </text:span></text:p>
          <text:p text:style-name="P1"><text:span text:style-name="T3">shut</text:span> <text:span text:style-name="T3">dow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asi Keski-Korsu</meta:initial-creator>
    <meta:creation-date>2009-11-27T18:42:06</meta:creation-date>
    <dc:date>2009-11-30T01:38:44</dc:date>
    <dc:creator>Pasi Keski-Korsu</dc:creator>
    <meta:editing-duration>PT00H17M54S</meta:editing-duration>
    <meta:editing-cycles>2</meta:editing-cycles>
    <meta:generator>OpenOffice.org/3.1$Linux OpenOffice.org_project/310m19$Build-9420</meta:generator>
    <meta:document-statistic meta:object-count="27"/>
  </office:meta>
</office:document-meta>
</file>